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39mm"/>
    </style:style>
    <style:style style:name="co2" style:family="table-column">
      <style:table-column-properties fo:break-before="auto" style:column-width="69.5mm"/>
    </style:style>
    <style:style style:name="co3" style:family="table-column">
      <style:table-column-properties fo:break-before="auto" style:column-width="72.67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189.09mm"/>
    </style:style>
    <style:style style:name="co6" style:family="table-column">
      <style:table-column-properties fo:break-before="auto" style:column-width="14.46mm"/>
    </style:style>
    <style:style style:name="co7" style:family="table-column">
      <style:table-column-properties fo:break-before="auto" style:column-width="57.86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294.22mm"/>
    </style:style>
    <style:style style:name="co10" style:family="table-column">
      <style:table-column-properties fo:break-before="auto" style:column-width="21.08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sheet1_20_-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 -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Order Qty.</text:p>
          </table:table-cell>
          <table:table-cell table:style-name="ce1" office:value-type="string" calcext:value-type="string">
            <text:p>Min\Mult Order Qty.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Order Price</text:p>
          </table:table-cell>
          <table:table-cell table:style-name="ce1" office:value-type="string" calcext:value-type="string">
            <text:p>Product Li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7293</text:p>
          </table:table-cell>
          <table:table-cell office:value-type="string" calcext:value-type="string">
            <text:p>RCT0312KJLF</text:p>
          </table:table-cell>
          <table:table-cell office:value-type="string" calcext:value-type="string">
            <text:p>HKR(Hong Kong Resistors)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12kΩ ±5% 0.1W 0603 Chip Resistor - Surface Mount RoH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lcsc.com/product-detail/Chip-Resistor-Surface-Mount_HKR-Hong-Kong-Resistors-RCT0312KJLF_C177293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44596</text:p>
          </table:table-cell>
          <table:table-cell office:value-type="string" calcext:value-type="string">
            <text:p>AC0603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.7kΩ ±5% 0.1W ±100ppm/℃ 0603 Chip Resistor - Surface Mount RoH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2166" calcext:value-type="float">
            <text:p>0,002166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csc.com/product-detail/Chip-Resistor-Surface-Mount_YAGEO-AC0603JR-074K7L_C144596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670</text:p>
          </table:table-cell>
          <table:table-cell office:value-type="string" calcext:value-type="string">
            <text:p>PMBT3906,2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SOT-23(SOT-23-3)</text:p>
          </table:table-cell>
          <table:table-cell/>
          <table:table-cell office:value-type="string" calcext:value-type="string">
            <text:p>PNP 200mA 40V 250mW SOT-23(SOT-23-3) Transistors (NPN/PNP) RoH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06026" calcext:value-type="float">
            <text:p>0,00602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lcsc.com/product-detail/Transistors-NPN-PNP_Nexperia-PMBT3906-215_C867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667</text:p>
          </table:table-cell>
          <table:table-cell office:value-type="string" calcext:value-type="string">
            <text:p>PMBT3904,2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SOT-23(SOT-23-3)</text:p>
          </table:table-cell>
          <table:table-cell/>
          <table:table-cell office:value-type="string" calcext:value-type="string">
            <text:p>NPN 200mA 40V 250mW SOT-23(SOT-23-3) Transistors (NPN/PNP) RoH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0514" calcext:value-type="float">
            <text:p>0,00514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lcsc.com/product-detail/Transistors-NPN-PNP_Nexperia-PMBT3904-215_C8667.html</text:p>
          </table:table-cell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7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09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0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2" number:language="de" number:country="AT">
      <number:month number:textual="true"/>
      <number:text>.</number:text>
      <number:year/>
    </number:date-style>
    <number:time-style style:name="N10113" number:language="de" number:country="AT">
      <number:hours/>
      <number:text>:</number:text>
      <number:minutes number:style="long"/>
      <number:text> </number:text>
      <number:am-pm/>
    </number:time-style>
    <number:time-style style:name="N10114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AT">
      <number:number number:decimal-places="0" loext:min-decimal-places="0" number:min-integer-digits="1" number:grouping="true"/>
    </number:number-style>
    <number:number-style style:name="N10116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number number:decimal-places="0" loext:min-decimal-places="0" number:min-integer-digits="1" number:grouping="true"/>
    </number:number-style>
    <number:number-style style:name="N10117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2" loext:min-decimal-places="2" number:min-integer-digits="1" number:grouping="true"/>
    </number:number-style>
    <number:number-style style:name="N10118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loext:min-decimal-places="2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e" number:country="A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e" number:country="AT">
      <loext:text> </loext:text>
      <loext:fill-character> </loext:fill-character>
      <number:text>- </number:text>
    </number:number-style>
    <number:text-style style:name="N10120" number:language="de" number:country="A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A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A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AT">
      <loext:text> € </loext:text>
      <loext:fill-character> </loext:fill-character>
      <number:text>- </number:text>
    </number:number-style>
    <number:text-style style:name="N10121" number:language="de" number:country="A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A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e" number:country="A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e" number:country="A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e" number:country="A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A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A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A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A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-1" style:display-name="PageStyle_sheet1 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twebsite</meta:initial-creator>
    <dc:creator>Maatwebsite</dc:creator>
    <meta:creation-date>2020-10-13T09:13:58</meta:creation-date>
    <dc:date>2020-10-13T09:13:58</dc:date>
    <dc:title>LCSC_Exported_20201013_171358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0.7.3$Linux_X86_64 LibreOffice_project/00m0$Build-3</meta:generator>
    <meta:document-statistic meta:table-count="1" meta:cell-count="56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